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bold" fo:font-family="Calibri" style:font-family-asian="Calibri" style:font-family-complex="Calibri" fo:background-color="transparent" fo:color="#ff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7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7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15.00%" fo:text-align="right" fo:margin-bottom="10.00p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75.00mm" svg:height="42.14mm" style:rel-width="scale" style:rel-height="scale"><draw:object-ole xlink:href="OleObj1"/><draw:image xlink:href="ObjectReplacements/OleObj1"/></draw:frame><text:span text:style-name="T2"><text:s text:c="9"/>CERTIFICADO DE APRESENTAÇÃO</text:span><text:span text:style-name="T3"/></text:p>
      <text:p text:style-name="P2"><text:span text:style-name="T4"><text:tab/><text:tab/>Certificamos que o aluno [NOME_ALUNO], do Curso Superior em Análise em Desenvolvimento de Sistemas, apresentou o Trabalho de Graduação I (TG I), intitulado<text:s text:c="2"/>“Automação e gestão de bovinos e sua localização utilizando dispositivos móveis”, em 29/11, à banca examinadora na Faculdade de Tecnologia “Dom Amaury Castanho”.<text:s text:c="2"/></text:span></text:p>
      <text:p text:style-name="P2"><text:span text:style-name="T4"/></text:p>
      <text:p text:style-name="P3"><text:span text:style-name="T4">Itu, 29 de Novembro de 2016</text:span></text:p>
      <text:p text:style-name="P4"><text:span text:style-name="T4"/></text:p>
      <text:p text:style-name="P4"><text:span text:style-name="T5">Profª Me. Angelina Vitorino de Souza Melaré</text:span></text:p>
      <text:p text:style-name="P4"><text:span text:style-name="T6">Coordenadora do Curso Superior de Tecnologia </text:span></text:p>
      <text:p text:style-name="P4"><text:span text:style-name="T6">em Análise<text:s/></text:span><draw:frame text:anchor-type="as-char" svg:width="234.29mm" svg:height="32.50mm" style:rel-width="scale" style:rel-height="scale"><draw:object-ole xlink:href="OleObj2"/><draw:image xlink:href="ObjectReplacements/OleObj2"/></draw:frame><text:span text:style-name="T6">e Desenvolvimento de Sistemas</text:span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